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table:align="margins" style:may-break-between-rows="false" style:writing-mode="lr-tb"/>
    </style:style>
    <style:style style:name="Table5.A" style:family="table-column">
      <style:table-column-properties style:rel-column-width="14065*"/>
    </style:style>
    <style:style style:name="Table5.B" style:family="table-column">
      <style:table-column-properties style:rel-column-width="5468*"/>
    </style:style>
    <style:style style:name="Table5.C" style:family="table-column">
      <style:table-column-properties style:rel-column-width="8202*"/>
    </style:style>
    <style:style style:name="Table5.D" style:family="table-column">
      <style:table-column-properties style:rel-column-width="12113*"/>
    </style:style>
    <style:style style:name="Table5.E" style:family="table-column">
      <style:table-column-properties style:rel-column-width="12244*"/>
    </style:style>
    <style:style style:name="Table5.F" style:family="table-column">
      <style:table-column-properties style:rel-column-width="1344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table:align="margins" style:may-break-between-rows="false" style:writing-mode="lr-tb"/>
    </style:style>
    <style:style style:name="Table6.A" style:family="table-column">
      <style:table-column-properties style:rel-column-width="14065*"/>
    </style:style>
    <style:style style:name="Table6.B" style:family="table-column">
      <style:table-column-properties style:rel-column-width="5468*"/>
    </style:style>
    <style:style style:name="Table6.C" style:family="table-column">
      <style:table-column-properties style:rel-column-width="8202*"/>
    </style:style>
    <style:style style:name="Table6.D" style:family="table-column">
      <style:table-column-properties style:rel-column-width="12113*"/>
    </style:style>
    <style:style style:name="Table6.E" style:family="table-column">
      <style:table-column-properties style:rel-column-width="12244*"/>
    </style:style>
    <style:style style:name="Table6.F" style:family="table-column">
      <style:table-column-properties style:rel-column-width="134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table:align="margins" style:may-break-between-rows="false" style:writing-mode="lr-tb"/>
    </style:style>
    <style:style style:name="Table7.A" style:family="table-column">
      <style:table-column-properties style:rel-column-width="14065*"/>
    </style:style>
    <style:style style:name="Table7.B" style:family="table-column">
      <style:table-column-properties style:rel-column-width="5468*"/>
    </style:style>
    <style:style style:name="Table7.C" style:family="table-column">
      <style:table-column-properties style:rel-column-width="8202*"/>
    </style:style>
    <style:style style:name="Table7.D" style:family="table-column">
      <style:table-column-properties style:rel-column-width="12113*"/>
    </style:style>
    <style:style style:name="Table7.E" style:family="table-column">
      <style:table-column-properties style:rel-column-width="12244*"/>
    </style:style>
    <style:style style:name="Table7.F" style:family="table-column">
      <style:table-column-properties style:rel-column-width="1344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table:align="margins" style:may-break-between-rows="false" style:writing-mode="lr-tb"/>
    </style:style>
    <style:style style:name="Table8.A" style:family="table-column">
      <style:table-column-properties style:rel-column-width="14065*"/>
    </style:style>
    <style:style style:name="Table8.B" style:family="table-column">
      <style:table-column-properties style:rel-column-width="5468*"/>
    </style:style>
    <style:style style:name="Table8.C" style:family="table-column">
      <style:table-column-properties style:rel-column-width="8202*"/>
    </style:style>
    <style:style style:name="Table8.D" style:family="table-column">
      <style:table-column-properties style:rel-column-width="12113*"/>
    </style:style>
    <style:style style:name="Table8.E" style:family="table-column">
      <style:table-column-properties style:rel-column-width="12244*"/>
    </style:style>
    <style:style style:name="Table8.F" style:family="table-column">
      <style:table-column-properties style:rel-column-width="1344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may-break-between-rows="false" style:writing-mode="lr-tb"/>
    </style:style>
    <style:style style:name="Table4.A" style:family="table-column">
      <style:table-column-properties style:column-width="2in" style:rel-column-width="2880*"/>
    </style:style>
    <style:style style:name="Table4.B" style:family="table-column">
      <style:table-column-properties style:column-width="0.5799in" style:rel-column-width="835*"/>
    </style:style>
    <style:style style:name="Table4.D" style:family="table-column">
      <style:table-column-properties style:column-width="2.35in" style:rel-column-width="3384*"/>
    </style:style>
    <style:style style:name="Table4.E" style:family="table-column">
      <style:table-column-properties style:column-width="1.4153in" style:rel-column-width="203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2in" style:rel-column-width="2880*"/>
    </style:style>
    <style:style style:name="Table2.B" style:family="table-column">
      <style:table-column-properties style:column-width="0.5799in" style:rel-column-width="835*"/>
    </style:style>
    <style:style style:name="Table2.D" style:family="table-column">
      <style:table-column-properties style:column-width="2.35in" style:rel-column-width="3384*"/>
    </style:style>
    <style:style style:name="Table2.E" style:family="table-column">
      <style:table-column-properties style:column-width="1.4153in" style:rel-column-width="203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 style:may-break-between-rows="false" style:writing-mode="lr-tb"/>
    </style:style>
    <style:style style:name="Table3.A" style:family="table-column">
      <style:table-column-properties style:column-width="2in" style:rel-column-width="2880*"/>
    </style:style>
    <style:style style:name="Table3.B" style:family="table-column">
      <style:table-column-properties style:column-width="0.5799in" style:rel-column-width="835*"/>
    </style:style>
    <style:style style:name="Table3.D" style:family="table-column">
      <style:table-column-properties style:column-width="2.35in" style:rel-column-width="3384*"/>
    </style:style>
    <style:style style:name="Table3.E" style:family="table-column">
      <style:table-column-properties style:column-width="1.4153in" style:rel-column-width="203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319in" fo:margin-left="-0.0049in" fo:margin-right="-0.0021in" table:align="margins" style:writing-mode="lr-tb"/>
    </style:style>
    <style:style style:name="Table9.A" style:family="table-column">
      <style:table-column-properties style:column-width="1.7208in" style:rel-column-width="16268*"/>
    </style:style>
    <style:style style:name="Table9.B" style:family="table-column">
      <style:table-column-properties style:column-width="0.5444in" style:rel-column-width="5147*"/>
    </style:style>
    <style:style style:name="Table9.C" style:family="table-column">
      <style:table-column-properties style:column-width="0.5847in" style:rel-column-width="5527*"/>
    </style:style>
    <style:style style:name="Table9.D" style:family="table-column">
      <style:table-column-properties style:column-width="0.6333in" style:rel-column-width="5987*"/>
    </style:style>
    <style:style style:name="Table9.E" style:family="table-column">
      <style:table-column-properties style:column-width="1.8299in" style:rel-column-width="17299*"/>
    </style:style>
    <style:style style:name="Table9.F" style:family="table-column">
      <style:table-column-properties style:column-width="1.6188in" style:rel-column-width="15307*"/>
    </style:style>
    <style:style style:name="Table9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9.F1" style:family="table-cell">
      <style:table-cell-properties style:vertical-align="middle" fo:padding="0.0382in" fo:border="0.0007in solid #000000"/>
    </style:style>
    <style:style style:name="Table9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9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CanTransport" style:family="table">
      <style:table-properties style:width="6.925in" table:align="margins" style:writing-mode="lr-tb"/>
    </style:style>
    <style:style style:name="CanTransport.A" style:family="table-column">
      <style:table-column-properties style:column-width="2in" style:rel-column-width="2880*"/>
    </style:style>
    <style:style style:name="CanTransport.B" style:family="table-column">
      <style:table-column-properties style:column-width="0.5799in" style:rel-column-width="835*"/>
    </style:style>
    <style:style style:name="CanTransport.D" style:family="table-column">
      <style:table-column-properties style:column-width="2.3451in" style:rel-column-width="3377*"/>
    </style:style>
    <style:style style:name="CanTransport.E" style:family="table-column">
      <style:table-column-properties style:column-width="1.4201in" style:rel-column-width="2045*"/>
    </style:style>
    <style:style style:name="CanTranspor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nTransport.E1" style:family="table-cell">
      <style:table-cell-properties fo:padding="0.0382in" fo:border="0.0007in solid #000000"/>
    </style:style>
    <style:style style:name="CanTransport.A2" style:family="table-cell">
      <style:table-cell-properties fo:padding="0.0382in" fo:border-left="0.0007in solid #000000" fo:border-right="none" fo:border-top="none" fo:border-bottom="0.0007in solid #000000"/>
    </style:style>
    <style:style style:name="CanTransport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table:align="margins" style:may-break-between-rows="false" style:writing-mode="lr-tb"/>
    </style:style>
    <style:style style:name="Table5.A" style:family="table-column">
      <style:table-column-properties style:rel-column-width="14065*"/>
    </style:style>
    <style:style style:name="Table5.B" style:family="table-column">
      <style:table-column-properties style:rel-column-width="5468*"/>
    </style:style>
    <style:style style:name="Table5.C" style:family="table-column">
      <style:table-column-properties style:rel-column-width="8202*"/>
    </style:style>
    <style:style style:name="Table5.D" style:family="table-column">
      <style:table-column-properties style:rel-column-width="12113*"/>
    </style:style>
    <style:style style:name="Table5.E" style:family="table-column">
      <style:table-column-properties style:rel-column-width="12244*"/>
    </style:style>
    <style:style style:name="Table5.F" style:family="table-column">
      <style:table-column-properties style:rel-column-width="1344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table:align="margins" style:may-break-between-rows="false" style:writing-mode="lr-tb"/>
    </style:style>
    <style:style style:name="Table6.A" style:family="table-column">
      <style:table-column-properties style:rel-column-width="14065*"/>
    </style:style>
    <style:style style:name="Table6.B" style:family="table-column">
      <style:table-column-properties style:rel-column-width="5468*"/>
    </style:style>
    <style:style style:name="Table6.C" style:family="table-column">
      <style:table-column-properties style:rel-column-width="8202*"/>
    </style:style>
    <style:style style:name="Table6.D" style:family="table-column">
      <style:table-column-properties style:rel-column-width="12113*"/>
    </style:style>
    <style:style style:name="Table6.E" style:family="table-column">
      <style:table-column-properties style:rel-column-width="12244*"/>
    </style:style>
    <style:style style:name="Table6.F" style:family="table-column">
      <style:table-column-properties style:rel-column-width="134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table:align="margins" style:may-break-between-rows="false" style:writing-mode="lr-tb"/>
    </style:style>
    <style:style style:name="Table7.A" style:family="table-column">
      <style:table-column-properties style:rel-column-width="14065*"/>
    </style:style>
    <style:style style:name="Table7.B" style:family="table-column">
      <style:table-column-properties style:rel-column-width="5468*"/>
    </style:style>
    <style:style style:name="Table7.C" style:family="table-column">
      <style:table-column-properties style:rel-column-width="8202*"/>
    </style:style>
    <style:style style:name="Table7.D" style:family="table-column">
      <style:table-column-properties style:rel-column-width="12113*"/>
    </style:style>
    <style:style style:name="Table7.E" style:family="table-column">
      <style:table-column-properties style:rel-column-width="12244*"/>
    </style:style>
    <style:style style:name="Table7.F" style:family="table-column">
      <style:table-column-properties style:rel-column-width="1344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table:align="margins" style:may-break-between-rows="false" style:writing-mode="lr-tb"/>
    </style:style>
    <style:style style:name="Table8.A" style:family="table-column">
      <style:table-column-properties style:rel-column-width="14065*"/>
    </style:style>
    <style:style style:name="Table8.B" style:family="table-column">
      <style:table-column-properties style:rel-column-width="5468*"/>
    </style:style>
    <style:style style:name="Table8.C" style:family="table-column">
      <style:table-column-properties style:rel-column-width="8202*"/>
    </style:style>
    <style:style style:name="Table8.D" style:family="table-column">
      <style:table-column-properties style:rel-column-width="12113*"/>
    </style:style>
    <style:style style:name="Table8.E" style:family="table-column">
      <style:table-column-properties style:rel-column-width="12244*"/>
    </style:style>
    <style:style style:name="Table8.F" style:family="table-column">
      <style:table-column-properties style:rel-column-width="1344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 style:list-style-name="L1"/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9" style:family="paragraph" style:parent-style-name="Header">
      <style:text-properties fo:language="zxx" fo:country="none" style:language-asian="zxx" style:country-asian="none"/>
    </style:style>
    <style:style style:name="P10" style:family="paragraph" style:parent-style-name="Header">
      <style:paragraph-properties style:snap-to-layout-grid="false"/>
    </style:style>
    <style:style style:name="P11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5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Heading_20_1" style:master-page-name="First_20_Page">
      <style:paragraph-properties style:page-number="auto"/>
    </style:style>
    <style:style style:name="P25" style:family="paragraph" style:parent-style-name="Table_20_Contents" style:list-style-name="L1"/>
    <style:style style:name="P2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>
      <style:paragraph-properties style:writing-mode="lr-tb"/>
    </style:style>
    <style:style style:name="P3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style:font-name="Times New Roman1" style:font-name-asian="Times New Roman" style:font-name-complex="Times New Roman"/>
    </style:style>
    <style:style style:name="T2" style:family="text">
      <style:text-properties style:text-position="super 58%" style:font-name="Times New Roman1" style:font-name-asian="Times New Roman" style:font-name-complex="Times New Roman"/>
    </style:style>
    <style:style style:name="T3" style:family="text">
      <style:text-properties style:text-position="super 58%"/>
    </style:style>
    <style:style style:name="T4" style:family="text">
      <style:text-properties style:use-window-font-color="true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text-position="0% 100%"/>
    </style:style>
    <style:style style:name="T6" style:family="text">
      <style:text-properties style:use-window-font-color="true" style:text-position="0% 100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style:text-position="super 58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font-name="Times New Roman1" style:font-name-asian="Times New Roman" style:font-name-complex="Times New Roman"/>
    </style:style>
    <style:style style:name="T9" style:family="text">
      <style:text-properties fo:font-size="8pt" style:font-size-asian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9pt" style:font-size-asian="9pt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Times New Roman1" style:font-name-asian="Times New Roman" style:font-name-complex="Times New Roman"/>
    </style:style>
    <style:style style:name="T14" style:family="text">
      <style:text-properties style:use-window-font-color="true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text-position="0% 100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style:text-position="super 58%" style:font-name="Times New Roman1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text-position="0% 100%"/>
    </style:style>
    <style:style style:name="T1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299084144" text:id="ct299084144">
          <text:insertion>
            <office:change-info>
              <dc:creator>Unknown Author</dc:creator>
              <dc:date>2013-01-25T09:26:00</dc:date>
            </office:change-info>
          </text:insertion>
        </text:changed-region>
        <text:changed-region xml:id="ct283412144" text:id="ct283412144">
          <text:insertion>
            <office:change-info>
              <dc:creator>Unknown Author</dc:creator>
              <dc:date>2013-01-25T09:27:00</dc:date>
            </office:change-info>
          </text:insertion>
        </text:changed-region>
        <text:changed-region xml:id="ct505431904" text:id="ct505431904">
          <text:insertion>
            <office:change-info>
              <dc:creator>Unknown Author</dc:creator>
              <dc:date>2013-01-25T09:28:00</dc:date>
            </office:change-info>
          </text:insertion>
        </text:changed-region>
        <text:changed-region xml:id="ct450729344" text:id="ct450729344">
          <text:insertion>
            <office:change-info>
              <dc:creator>Unknown Author</dc:creator>
              <dc:date>2013-01-25T09:03:00</dc:date>
            </office:change-info>
          </text:insertion>
        </text:changed-region>
        <text:changed-region xml:id="ct450780784" text:id="ct450780784">
          <text:insertion>
            <office:change-info>
              <dc:creator>Unknown Author</dc:creator>
              <dc:date>2013-01-25T09:04:00</dc:date>
            </office:change-info>
          </text:insertion>
        </text:changed-region>
        <text:changed-region xml:id="ct458468128" text:id="ct458468128">
          <text:insertion>
            <office:change-info>
              <dc:creator>Unknown Author</dc:creator>
              <dc:date>2013-01-25T09:05:00</dc:date>
            </office:change-info>
          </text:insertion>
        </text:changed-region>
        <text:changed-region xml:id="ct512003760" text:id="ct512003760">
          <text:insertion>
            <office:change-info>
              <dc:creator>Unknown Author</dc:creator>
              <dc:date>2013-01-25T09:02:00</dc:date>
            </office:change-info>
          </text:insertion>
        </text:changed-region>
        <text:changed-region xml:id="ct53620304" text:id="ct53620304">
          <text:insertion>
            <office:change-info>
              <dc:creator>Unknown Author</dc:creator>
              <dc:date>2013-01-25T09:03:00</dc:date>
            </office:change-info>
          </text:insertion>
        </text:changed-region>
        <text:changed-region xml:id="ct76695872" text:id="ct76695872">
          <text:deletion>
            <office:change-info>
              <dc:creator>Unknown Author</dc:creator>
              <dc:date>2013-01-25T09:02:00</dc:date>
            </office:change-info>
            <text:p text:style-name="Standard">The “CAN format” column specifies the format of CAN frames when communicating in CAN format.</text:p>
          </text:deletion>
        </text:changed-region>
        <text:changed-region xml:id="ct458266096" text:id="ct458266096">
          <text:insertion>
            <office:change-info>
              <dc:creator>Unknown Author</dc:creator>
              <dc:date>2013-01-25T09:37:00</dc:date>
            </office:change-info>
          </text:insertion>
        </text:changed-region>
        <text:changed-region xml:id="ct283849664" text:id="ct283849664">
          <text:deletion>
            <office:change-info>
              <dc:creator>Unknown Author</dc:creator>
              <dc:date>2013-01-25T09:37:00</dc:date>
            </office:change-info>
            <text:p text:style-name="P1"/>
            <text:p text:style-name="P2">MTI</text:p>
          </text:deletion>
        </text:changed-region>
        <text:changed-region xml:id="ct524045264" text:id="ct524045264">
          <text:deletion>
            <office:change-info>
              <dc:creator>Unknown Author</dc:creator>
              <dc:date>2013-01-25T09:09:00</dc:date>
            </office:change-info>
            <text:h text:style-name="Heading_20_3" text:outline-level="3">CAN-Datagram Content Single Frame</text:h>
            <text:p text:style-name="Standard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>
                <table:table-cell table:style-name="Table5.A1" office:value-type="string">
                  <text:p text:style-name="P1">Name</text:p>
                </table:table-cell>
                <table:table-cell table:style-name="Table5.A1" office:value-type="string">
                  <text:p text:style-name="P1">Dest ID</text:p>
                </table:table-cell>
                <table:table-cell table:style-name="Table5.A1" office:value-type="string">
                  <text:p text:style-name="P1">Event ID</text:p>
                </table:table-cell>
                <table:table-cell table:style-name="Table5.A1" office:value-type="string">
                  <text:p text:style-name="P1">Common</text:p>
                  <text:p text:style-name="P1">MTI</text:p>
                </table:table-cell>
                <table:table-cell table:style-name="Table5.A1" office:value-type="string">
                  <text:p text:style-name="P1">CAN format</text:p>
                </table:table-cell>
                <table:table-cell table:style-name="Table5.F1" office:value-type="string">
                  <text:p text:style-name="P1">Data Content</text:p>
                </table:table-cell>
              </table:table-row>
              <table:table-row>
                <table:table-cell table:style-name="Table5.A2" office:value-type="string">
                  <text:p text:style-name="Table_20_Contents">Datagram Content Single Frame</text:p>
                </table:table-cell>
                <table:table-cell table:style-name="Table5.A2" office:value-type="string">
                  <text:p text:style-name="P5">N</text:p>
                </table:table-cell>
                <table:table-cell table:style-name="Table5.A2" office:value-type="string">
                  <text:p text:style-name="P5">Y</text:p>
                </table:table-cell>
                <table:table-cell table:style-name="Table5.A2" office:value-type="string">
                  <text:p text:style-name="P5">N/A</text:p>
                </table:table-cell>
                <table:table-cell table:style-name="Table5.A2" office:value-type="string">
                  <text:p text:style-name="P5">0x1Add,dsss</text:p>
                </table:table-cell>
                <table:table-cell table:style-name="Table5.F2" office:value-type="string">
                  <text:p text:style-name="P5">0-8 bytes</text:p>
                </table:table-cell>
              </table:table-row>
            </table:table>
            <text:p text:style-name="Standard"/>
            <text:h text:style-name="Heading_20_3" text:outline-level="3">CAN-Datagram Content First Frame</text:h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F"/>
              <table:table-row>
                <table:table-cell table:style-name="Table6.A1" office:value-type="string">
                  <text:p text:style-name="P1">Name</text:p>
                </table:table-cell>
                <table:table-cell table:style-name="Table6.A1" office:value-type="string">
                  <text:p text:style-name="P1">Dest ID</text:p>
                </table:table-cell>
                <table:table-cell table:style-name="Table6.A1" office:value-type="string">
                  <text:p text:style-name="P1">Event ID</text:p>
                </table:table-cell>
                <table:table-cell table:style-name="Table6.A1" office:value-type="string">
                  <text:p text:style-name="P1">Common</text:p>
                  <text:p text:style-name="P1">MTI</text:p>
                </table:table-cell>
                <table:table-cell table:style-name="Table6.A1" office:value-type="string">
                  <text:p text:style-name="P1">CAN format</text:p>
                </table:table-cell>
                <table:table-cell table:style-name="Table6.F1" office:value-type="string">
                  <text:p text:style-name="P1">Data Content</text:p>
                </table:table-cell>
              </table:table-row>
              <table:table-row>
                <table:table-cell table:style-name="Table6.A2" office:value-type="string">
                  <text:p text:style-name="Table_20_Contents">Datagram Content First Frame</text:p>
                </table:table-cell>
                <table:table-cell table:style-name="Table6.A2" office:value-type="string">
                  <text:p text:style-name="P5">Y</text:p>
                </table:table-cell>
                <table:table-cell table:style-name="Table6.A2" office:value-type="string">
                  <text:p text:style-name="P5">N</text:p>
                </table:table-cell>
                <table:table-cell table:style-name="Table6.A2" office:value-type="string">
                  <text:p text:style-name="P5">N/A</text:p>
                </table:table-cell>
                <table:table-cell table:style-name="Table6.A2" office:value-type="string">
                  <text:p text:style-name="P5">0x1Bdd,dsss</text:p>
                </table:table-cell>
                <table:table-cell table:style-name="Table6.F2" office:value-type="string">
                  <text:p text:style-name="P5">0-8 bytes</text:p>
                </table:table-cell>
              </table:table-row>
            </table:table>
            <text:p text:style-name="Standard"/>
            <text:h text:style-name="Heading_20_3" text:outline-level="3">CAN-Datagram Content Middle Frame</text:h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column table:style-name="Table7.F"/>
              <table:table-row>
                <table:table-cell table:style-name="Table7.A1" office:value-type="string">
                  <text:p text:style-name="P1">Name</text:p>
                </table:table-cell>
                <table:table-cell table:style-name="Table7.A1" office:value-type="string">
                  <text:p text:style-name="P1">Dest ID</text:p>
                </table:table-cell>
                <table:table-cell table:style-name="Table7.A1" office:value-type="string">
                  <text:p text:style-name="P1">Event ID</text:p>
                </table:table-cell>
                <table:table-cell table:style-name="Table7.A1" office:value-type="string">
                  <text:p text:style-name="P1">Common</text:p>
                  <text:p text:style-name="P1">MTI</text:p>
                </table:table-cell>
                <table:table-cell table:style-name="Table7.A1" office:value-type="string">
                  <text:p text:style-name="P1">CAN format</text:p>
                </table:table-cell>
                <table:table-cell table:style-name="Table7.F1" office:value-type="string">
                  <text:p text:style-name="P1">Data Content</text:p>
                </table:table-cell>
              </table:table-row>
              <table:table-row>
                <table:table-cell table:style-name="Table7.A2" office:value-type="string">
                  <text:p text:style-name="Table_20_Contents">Datagram Content Middle Frame</text:p>
                </table:table-cell>
                <table:table-cell table:style-name="Table7.A2" office:value-type="string">
                  <text:p text:style-name="P5">Y</text:p>
                </table:table-cell>
                <table:table-cell table:style-name="Table7.A2" office:value-type="string">
                  <text:p text:style-name="P5">N</text:p>
                </table:table-cell>
                <table:table-cell table:style-name="Table7.A2" office:value-type="string">
                  <text:p text:style-name="P5">N/A</text:p>
                </table:table-cell>
                <table:table-cell table:style-name="Table7.A2" office:value-type="string">
                  <text:p text:style-name="P5">0x1Cdd,dsss</text:p>
                </table:table-cell>
                <table:table-cell table:style-name="Table7.F2" office:value-type="string">
                  <text:p text:style-name="P5">0-8 bytes</text:p>
                </table:table-cell>
              </table:table-row>
            </table:table>
            <text:p text:style-name="Standard"/>
            <text:h text:style-name="Heading_20_3" text:outline-level="3">CAN Datagram Content Last Frame</text:h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column table:style-name="Table8.F"/>
              <table:table-row>
                <table:table-cell table:style-name="Table8.A1" office:value-type="string">
                  <text:p text:style-name="P1">Name</text:p>
                </table:table-cell>
                <table:table-cell table:style-name="Table8.A1" office:value-type="string">
                  <text:p text:style-name="P1">Dest ID</text:p>
                </table:table-cell>
                <table:table-cell table:style-name="Table8.A1" office:value-type="string">
                  <text:p text:style-name="P1">Event ID</text:p>
                </table:table-cell>
                <table:table-cell table:style-name="Table8.A1" office:value-type="string">
                  <text:p text:style-name="P1">Common</text:p>
                  <text:p text:style-name="P1">MTI</text:p>
                </table:table-cell>
                <table:table-cell table:style-name="Table8.A1" office:value-type="string">
                  <text:p text:style-name="P1">CAN format</text:p>
                </table:table-cell>
                <table:table-cell table:style-name="Table8.F1" office:value-type="string">
                  <text:p text:style-name="P1">Data Content</text:p>
                </table:table-cell>
              </table:table-row>
              <table:table-row>
                <table:table-cell table:style-name="Table8.A2" office:value-type="string">
                  <text:p text:style-name="Table_20_Contents">Datagram Content Last Frame</text:p>
                </table:table-cell>
                <table:table-cell table:style-name="Table8.A2" office:value-type="string">
                  <text:p text:style-name="P5">Y</text:p>
                </table:table-cell>
                <table:table-cell table:style-name="Table8.A2" office:value-type="string">
                  <text:p text:style-name="P5">N</text:p>
                </table:table-cell>
                <table:table-cell table:style-name="Table8.A2" office:value-type="string">
                  <text:p text:style-name="P5">N/A</text:p>
                </table:table-cell>
                <table:table-cell table:style-name="Table8.A2" office:value-type="string">
                  <text:p text:style-name="P5">0x1Ddd,dsss</text:p>
                </table:table-cell>
                <table:table-cell table:style-name="Table8.F2" office:value-type="string">
                  <text:p text:style-name="P5">0-8 bytes</text:p>
                </table:table-cell>
              </table:table-row>
            </table:table>
            <text:p text:style-name="Standard"/>
          </text:deletion>
        </text:changed-region>
        <text:changed-region xml:id="ct285350720" text:id="ct285350720">
          <text:insertion>
            <office:change-info>
              <dc:creator>Unknown Author</dc:creator>
              <dc:date>2013-01-25T09:38:00</dc:date>
            </office:change-info>
          </text:insertion>
        </text:changed-region>
        <text:changed-region xml:id="ct300946112" text:id="ct300946112">
          <text:deletion>
            <office:change-info>
              <dc:creator>Unknown Author</dc:creator>
              <dc:date>2013-01-25T09:38:00</dc:date>
            </office:change-info>
            <text:p text:style-name="P1"/>
            <text:p text:style-name="P1">MTI</text:p>
          </text:deletion>
        </text:changed-region>
        <text:changed-region xml:id="ct283721648" text:id="ct283721648">
          <text:insertion>
            <office:change-info>
              <dc:creator>Unknown Author</dc:creator>
              <dc:date>2013-01-25T09:39:00</dc:date>
            </office:change-info>
          </text:insertion>
        </text:changed-region>
        <text:changed-region xml:id="ct283728240" text:id="ct283728240">
          <text:deletion>
            <office:change-info>
              <dc:creator>Unknown Author</dc:creator>
              <dc:date>2013-01-25T09:39:00</dc:date>
            </office:change-info>
            <text:p text:style-name="P1"/>
            <text:p text:style-name="P1">MTI</text:p>
          </text:deletion>
        </text:changed-region>
        <text:changed-region xml:id="ct512345728" text:id="ct512345728">
          <text:deletion>
            <office:change-info>
              <dc:creator>Unknown Author</dc:creator>
              <dc:date>2013-01-25T09:10:00</dc:date>
            </office:change-info>
            <text:h text:style-name="Heading_20_3" text:outline-level="3">CAN Protocol</text:h>
            <text:p text:style-name="Standard">Normal transmission of a datagram over CAN consists of the transmitting node sending the Datagram Content message using one of two sequences of Datagram frames:</text:p>
            <text:list xml:id="list9096779571515736824" text:style-name="L1">
              <text:list-item>
                <text:p text:style-name="P3">One Datagram Content Single Frame</text:p>
              </text:list-item>
              <text:list-item>
                <text:p text:style-name="P3">One Datagram Content First Frame, followed by zero or more Datagram Content Middle Frame, followed by one Datagram Content Last Frame</text:p>
              </text:list-item>
            </text:list>
            <text:p text:style-name="Table_20_Contents">A receiving node receiving either of the above sequences shall send either a Datagram Received OK or Datagram Rejected message in reply.</text:p>
          </text:deletion>
        </text:changed-region>
        <text:changed-region xml:id="ct282294480" text:id="ct282294480">
          <text:deletion>
            <office:change-info>
              <dc:creator>Unknown Author</dc:creator>
              <dc:date>2013-01-25T09:33:00</dc:date>
            </office:change-info>
            <text:p text:style-name="Standard">Out-of-Sequence</text:p>
          </text:deletion>
        </text:changed-region>
        <text:changed-region xml:id="ct506407008" text:id="ct506407008">
          <text:insertion>
            <office:change-info>
              <dc:creator>Unknown Author</dc:creator>
              <dc:date>2013-01-25T09:33:00</dc:date>
            </office:change-info>
          </text:insertion>
        </text:changed-region>
        <text:changed-region xml:id="ct53516928" text:id="ct53516928">
          <text:insertion>
            <office:change-info>
              <dc:creator>Unknown Author</dc:creator>
              <dc:date>2013-01-25T09:33:00</dc:date>
            </office:change-info>
          </text:insertion>
        </text:changed-region>
        <text:changed-region xml:id="ct512589712" text:id="ct512589712">
          <text:insertion>
            <office:change-info>
              <dc:creator>Unknown Author</dc:creator>
              <dc:date>2013-01-25T09:31:00</dc:date>
            </office:change-info>
          </text:insertion>
        </text:changed-region>
        <text:changed-region xml:id="ct54277824" text:id="ct54277824">
          <text:deletion>
            <office:change-info>
              <dc:creator>Unknown Author</dc:creator>
              <dc:date>2013-01-25T09:31:00</dc:date>
            </office:change-info>
            <text:p text:style-name="Standard">_</text:p>
          </text:deletion>
        </text:changed-region>
        <text:changed-region xml:id="ct285336112" text:id="ct285336112">
          <text:insertion>
            <office:change-info>
              <dc:creator>Unknown Author</dc:creator>
              <dc:date>2013-01-25T09:31:00</dc:date>
            </office:change-info>
          </text:insertion>
        </text:changed-region>
        <text:changed-region xml:id="ct512283472" text:id="ct512283472">
          <text:deletion>
            <office:change-info>
              <dc:creator>Unknown Author</dc:creator>
              <dc:date>2013-01-25T09:31:00</dc:date>
            </office:change-info>
            <text:p text:style-name="Standard">_</text:p>
          </text:deletion>
        </text:changed-region>
        <text:changed-region xml:id="ct511919392" text:id="ct511919392">
          <text:deletion>
            <office:change-info>
              <dc:creator>Unknown Author</dc:creator>
              <dc:date>2013-01-25T09:07:00</dc:date>
            </office:change-info>
            <text:h text:style-name="Heading_20_3" text:outline-level="3">CAN Protocol</text:h>
            <text:p text:style-name="Standard">If a receiving node receives a sequence of Datagram frames other than one of</text:p>
            <text:list xml:id="list2143883354" text:continue-numbering="true" text:style-name="L1">
              <text:list-item>
                <text:p text:style-name="P3">One Datagram Content Single Frame</text:p>
              </text:list-item>
              <text:list-item>
                <text:p text:style-name="P3">One Datagram Content First Frame, followed by zero or more Datagram Content Middle Frame, followed by one Datagram Content Last Frame</text:p>
              </text:list-item>
            </text:list>
            <text:p text:style-name="Table_20_Contents">the receiving node shall send a Datagram Rejected message with the Out-of-Sequence error bit set.</text:p>
          </text:deletion>
        </text:changed-region>
        <text:changed-region xml:id="ct283468752" text:id="ct28346875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8462016" text:id="ct45846201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283590496" text:id="ct28359049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8714944" text:id="ct45871494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8278704" text:id="ct458278704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8261152" text:id="ct45826115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53575040" text:id="ct5357504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8245136" text:id="ct458245136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458246832" text:id="ct458246832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53586400" text:id="ct53586400">
          <text:insertion>
            <office:change-info>
              <dc:creator>Unknown Author</dc:creator>
              <dc:date>2013-01-25T09:07:00</dc:date>
            </office:change-info>
          </text:insertion>
        </text:changed-region>
        <text:changed-region xml:id="ct524068336" text:id="ct524068336">
          <text:insertion>
            <office:change-info>
              <dc:creator>Unknown Author</dc:creator>
              <dc:date>2013-01-25T09:26:00</dc:date>
            </office:change-info>
          </text:insertion>
        </text:changed-region>
        <text:changed-region xml:id="ct283448320" text:id="ct283448320">
          <text:insertion>
            <office:change-info>
              <dc:creator>Unknown Author</dc:creator>
              <dc:date>2013-01-25T09:20:00</dc:date>
            </office:change-info>
          </text:insertion>
        </text:changed-region>
        <text:changed-region xml:id="ct283729296" text:id="ct283729296">
          <text:insertion>
            <office:change-info>
              <dc:creator>Unknown Author</dc:creator>
              <dc:date>2013-01-25T09:21:00</dc:date>
            </office:change-info>
          </text:insertion>
        </text:changed-region>
        <text:changed-region xml:id="ct459244832" text:id="ct459244832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286074768" text:id="ct286074768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270769904" text:id="ct270769904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300946416" text:id="ct300946416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283736928" text:id="ct283736928">
          <text:insertion>
            <office:change-info>
              <dc:creator>Unknown Author</dc:creator>
              <dc:date>2013-01-25T09:27:00</dc:date>
            </office:change-info>
          </text:insertion>
        </text:changed-region>
        <text:changed-region xml:id="ct523346160" text:id="ct523346160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458284192" text:id="ct458284192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449968640" text:id="ct449968640">
          <text:insertion>
            <office:change-info>
              <dc:creator>Unknown Author</dc:creator>
              <dc:date>2013-01-25T09:23:00</dc:date>
            </office:change-info>
          </text:insertion>
        </text:changed-region>
        <text:changed-region xml:id="ct458723024" text:id="ct458723024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270837680" text:id="ct270837680">
          <text:insertion>
            <office:change-info>
              <dc:creator>Unknown Author</dc:creator>
              <dc:date>2013-01-25T09:24:00</dc:date>
            </office:change-info>
          </text:insertion>
        </text:changed-region>
        <text:changed-region xml:id="ct450291696" text:id="ct450291696">
          <text:deletion>
            <office:change-info>
              <dc:creator>Unknown Author</dc:creator>
              <dc:date>2013-01-25T09:28:00</dc:date>
            </office:change-info>
            <text:p text:style-name="P1">Dest ID</text:p>
          </text:deletion>
        </text:changed-region>
        <text:changed-region xml:id="ct285424592" text:id="ct285424592">
          <text:deletion>
            <office:change-info>
              <dc:creator>Unknown Author</dc:creator>
              <dc:date>2013-01-25T09:28:00</dc:date>
            </office:change-info>
            <text:p text:style-name="P1">Event ID</text:p>
          </text:deletion>
        </text:changed-region>
        <text:changed-region xml:id="ct286238256" text:id="ct286238256">
          <text:deletion>
            <office:change-info>
              <dc:creator>Unknown Author</dc:creator>
              <dc:date>2013-01-25T09:28:00</dc:date>
            </office:change-info>
            <text:p text:style-name="P1">Simple Node </text:p>
          </text:deletion>
        </text:changed-region>
        <text:changed-region xml:id="ct299093280" text:id="ct299093280">
          <text:deletion>
            <office:change-info>
              <dc:creator>Unknown Author</dc:creator>
              <dc:date>2013-01-25T09:28:00</dc:date>
            </office:change-info>
            <text:p text:style-name="P1">Header Format</text:p>
          </text:deletion>
        </text:changed-region>
        <text:changed-region xml:id="ct286156560" text:id="ct286156560">
          <text:deletion>
            <office:change-info>
              <dc:creator>Unknown Author</dc:creator>
              <dc:date>2013-01-25T09:28:00</dc:date>
            </office:change-info>
            <text:p text:style-name="P1">Data-part Content</text:p>
          </text:deletion>
        </text:changed-region>
        <text:changed-region xml:id="ct285731488" text:id="ct285731488">
          <text:deletion>
            <office:change-info>
              <dc:creator>Unknown Author</dc:creator>
              <dc:date>2013-01-25T09:28:00</dc:date>
            </office:change-info>
            <text:p text:style-name="P4">Datagram Content</text:p>
          </text:deletion>
        </text:changed-region>
        <text:changed-region xml:id="ct450376160" text:id="ct450376160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86179872" text:id="ct286179872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99081152" text:id="ct299081152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86225424" text:id="ct286225424">
          <text:deletion>
            <office:change-info>
              <dc:creator>Unknown Author</dc:creator>
              <dc:date>2013-01-25T09:28:00</dc:date>
            </office:change-info>
            <text:p text:style-name="P5">0x195B,4sss<text:span text:style-name="T1"> </text:span><text:span text:style-name="T2">1</text:span></text:p>
          </text:deletion>
        </text:changed-region>
        <text:changed-region xml:id="ct450667824" text:id="ct450667824">
          <text:deletion>
            <office:change-info>
              <dc:creator>Unknown Author</dc:creator>
              <dc:date>2013-01-25T09:28:00</dc:date>
            </office:change-info>
            <text:p text:style-name="P5">EventID</text:p>
          </text:deletion>
        </text:changed-region>
        <text:changed-region xml:id="ct286209152" text:id="ct286209152">
          <text:deletion>
            <office:change-info>
              <dc:creator>Unknown Author</dc:creator>
              <dc:date>2013-01-25T09:28:00</dc:date>
            </office:change-info>
            <text:p text:style-name="P4">Identify Consumer</text:p>
          </text:deletion>
        </text:changed-region>
        <text:changed-region xml:id="ct285363840" text:id="ct285363840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99105680" text:id="ct299105680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0639792" text:id="ct450639792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99093152" text:id="ct299093152">
          <text:deletion>
            <office:change-info>
              <dc:creator>Unknown Author</dc:creator>
              <dc:date>2013-01-25T09:28:00</dc:date>
            </office:change-info>
            <text:p text:style-name="P5">0x198F,4sss</text:p>
          </text:deletion>
        </text:changed-region>
        <text:changed-region xml:id="ct285411424" text:id="ct285411424">
          <text:deletion>
            <office:change-info>
              <dc:creator>Unknown Author</dc:creator>
              <dc:date>2013-01-25T09:28:00</dc:date>
            </office:change-info>
            <text:p text:style-name="P5">Event ID</text:p>
          </text:deletion>
        </text:changed-region>
        <text:changed-region xml:id="ct285297616" text:id="ct285297616">
          <text:deletion>
            <office:change-info>
              <dc:creator>Unknown Author</dc:creator>
              <dc:date>2013-01-25T09:28:00</dc:date>
            </office:change-info>
            <text:p text:style-name="P4">Consumer Identified</text:p>
          </text:deletion>
        </text:changed-region>
        <text:changed-region xml:id="ct286035888" text:id="ct28603588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0582256" text:id="ct450582256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86031920" text:id="ct286031920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0567632" text:id="ct450567632">
          <text:deletion>
            <office:change-info>
              <dc:creator>Unknown Author</dc:creator>
              <dc:date>2013-01-25T09:28:00</dc:date>
            </office:change-info>
            <text:p text:style-name="P4">0x194C,4sss - Valid<text:span text:style-name="T3">2</text:span> <text:s text:c="4"/></text:p>
            <text:p text:style-name="P4">0x194C,5sss - Invalid <text:s/></text:p>
            <text:p text:style-name="P4">0x194C,6sss - Reserved</text:p>
            <text:p text:style-name="P4">0x194C,7sss - Unknown</text:p>
          </text:deletion>
        </text:changed-region>
        <text:changed-region xml:id="ct299128128" text:id="ct299128128">
          <text:deletion>
            <office:change-info>
              <dc:creator>Unknown Author</dc:creator>
              <dc:date>2013-01-25T09:28:00</dc:date>
            </office:change-info>
            <text:p text:style-name="P5">Event ID</text:p>
          </text:deletion>
        </text:changed-region>
        <text:changed-region xml:id="ct286056960" text:id="ct286056960">
          <text:deletion>
            <office:change-info>
              <dc:creator>Unknown Author</dc:creator>
              <dc:date>2013-01-25T09:28:00</dc:date>
            </office:change-info>
            <text:p text:style-name="P4">Consumer Range Identified</text:p>
          </text:deletion>
        </text:changed-region>
        <text:changed-region xml:id="ct286035296" text:id="ct286035296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85733104" text:id="ct285733104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85606400" text:id="ct285606400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99194288" text:id="ct299194288">
          <text:deletion>
            <office:change-info>
              <dc:creator>Unknown Author</dc:creator>
              <dc:date>2013-01-25T09:28:00</dc:date>
            </office:change-info>
            <text:p text:style-name="P5">0x194A,4sss</text:p>
          </text:deletion>
        </text:changed-region>
        <text:changed-region xml:id="ct286155072" text:id="ct286155072">
          <text:deletion>
            <office:change-info>
              <dc:creator>Unknown Author</dc:creator>
              <dc:date>2013-01-25T09:28:00</dc:date>
            </office:change-info>
            <text:p text:style-name="P6">EventID Range</text:p>
          </text:deletion>
        </text:changed-region>
        <text:changed-region xml:id="ct299237696" text:id="ct299237696">
          <text:deletion>
            <office:change-info>
              <dc:creator>Unknown Author</dc:creator>
              <dc:date>2013-01-25T09:28:00</dc:date>
            </office:change-info>
            <text:p text:style-name="P4">Identify Producer</text:p>
          </text:deletion>
        </text:changed-region>
        <text:changed-region xml:id="ct299116864" text:id="ct299116864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85599280" text:id="ct285599280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0630688" text:id="ct450630688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450731888" text:id="ct450731888">
          <text:deletion>
            <office:change-info>
              <dc:creator>Unknown Author</dc:creator>
              <dc:date>2013-01-25T09:28:00</dc:date>
            </office:change-info>
            <text:p text:style-name="P5">0x1991,4sss</text:p>
          </text:deletion>
        </text:changed-region>
        <text:changed-region xml:id="ct285270736" text:id="ct285270736">
          <text:deletion>
            <office:change-info>
              <dc:creator>Unknown Author</dc:creator>
              <dc:date>2013-01-25T09:28:00</dc:date>
            </office:change-info>
            <text:p text:style-name="P5">Event ID</text:p>
          </text:deletion>
        </text:changed-region>
        <text:changed-region xml:id="ct449995360" text:id="ct449995360">
          <text:deletion>
            <office:change-info>
              <dc:creator>Unknown Author</dc:creator>
              <dc:date>2013-01-25T09:28:00</dc:date>
            </office:change-info>
            <text:p text:style-name="P4">Producer Identified</text:p>
          </text:deletion>
        </text:changed-region>
        <text:changed-region xml:id="ct285405552" text:id="ct285405552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86156912" text:id="ct286156912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85536640" text:id="ct285536640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77196288" text:id="ct77196288">
          <text:deletion>
            <office:change-info>
              <dc:creator>Unknown Author</dc:creator>
              <dc:date>2013-01-25T09:28:00</dc:date>
            </office:change-info>
            <text:p text:style-name="P4">0x1954,4sss - Valid</text:p>
            <text:p text:style-name="P4">0x1954,5sss - Invalid</text:p>
            <text:p text:style-name="P4">0x1954,6sss - Reserved</text:p>
            <text:p text:style-name="P4">0x1954,7sss - Unknown</text:p>
          </text:deletion>
        </text:changed-region>
        <text:changed-region xml:id="ct449953024" text:id="ct449953024">
          <text:deletion>
            <office:change-info>
              <dc:creator>Unknown Author</dc:creator>
              <dc:date>2013-01-25T09:28:00</dc:date>
            </office:change-info>
            <text:p text:style-name="P5">Event ID</text:p>
          </text:deletion>
        </text:changed-region>
        <text:changed-region xml:id="ct450013888" text:id="ct450013888">
          <text:deletion>
            <office:change-info>
              <dc:creator>Unknown Author</dc:creator>
              <dc:date>2013-01-25T09:28:00</dc:date>
            </office:change-info>
            <text:p text:style-name="P4">Producer Identified Range</text:p>
          </text:deletion>
        </text:changed-region>
        <text:changed-region xml:id="ct286013648" text:id="ct28601364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76635008" text:id="ct76635008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85729840" text:id="ct285729840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450356816" text:id="ct450356816">
          <text:deletion>
            <office:change-info>
              <dc:creator>Unknown Author</dc:creator>
              <dc:date>2013-01-25T09:28:00</dc:date>
            </office:change-info>
            <text:p text:style-name="P5">0x1952,4sss</text:p>
          </text:deletion>
        </text:changed-region>
        <text:changed-region xml:id="ct450793360" text:id="ct450793360">
          <text:deletion>
            <office:change-info>
              <dc:creator>Unknown Author</dc:creator>
              <dc:date>2013-01-25T09:28:00</dc:date>
            </office:change-info>
            <text:p text:style-name="P6">EventID Range</text:p>
          </text:deletion>
        </text:changed-region>
        <text:changed-region xml:id="ct286188656" text:id="ct286188656">
          <text:deletion>
            <office:change-info>
              <dc:creator>Unknown Author</dc:creator>
              <dc:date>2013-01-25T09:28:00</dc:date>
            </office:change-info>
            <text:p text:style-name="P4">Identify Events</text:p>
          </text:deletion>
        </text:changed-region>
        <text:changed-region xml:id="ct450370992" text:id="ct450370992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85563776" text:id="ct285563776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76775664" text:id="ct76775664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85649328" text:id="ct285649328">
          <text:deletion>
            <office:change-info>
              <dc:creator>Unknown Author</dc:creator>
              <dc:date>2013-01-25T09:28:00</dc:date>
            </office:change-info>
            <text:p text:style-name="P5">0x1997,0sss</text:p>
          </text:deletion>
        </text:changed-region>
        <text:changed-region xml:id="ct285627824" text:id="ct285627824">
          <text:deletion>
            <office:change-info>
              <dc:creator>Unknown Author</dc:creator>
              <dc:date>2013-01-25T09:28:00</dc:date>
            </office:change-info>
            <text:p text:style-name="P5">Y</text:p>
          </text:deletion>
        </text:changed-region>
        <text:changed-region xml:id="ct285954528" text:id="ct285954528">
          <text:deletion>
            <office:change-info>
              <dc:creator>Unknown Author</dc:creator>
              <dc:date>2013-01-25T09:28:00</dc:date>
            </office:change-info>
            <text:p text:style-name="P5">N</text:p>
          </text:deletion>
        </text:changed-region>
        <text:changed-region xml:id="ct285648288" text:id="ct285648288">
          <text:deletion>
            <office:change-info>
              <dc:creator>Unknown Author</dc:creator>
              <dc:date>2013-01-25T09:28:00</dc:date>
            </office:change-info>
            <text:p text:style-name="P7">N</text:p>
          </text:deletion>
        </text:changed-region>
        <text:changed-region xml:id="ct450777264" text:id="ct450777264">
          <text:deletion>
            <office:change-info>
              <dc:creator>Unknown Author</dc:creator>
              <dc:date>2013-01-25T09:28:00</dc:date>
            </office:change-info>
            <text:p text:style-name="P5">0x1996,8sss </text:p>
          </text:deletion>
        </text:changed-region>
        <text:changed-region xml:id="ct285349664" text:id="ct285349664">
          <text:deletion>
            <office:change-info>
              <dc:creator>Unknown Author</dc:creator>
              <dc:date>2013-01-25T09:28:00</dc:date>
            </office:change-info>
            <text:p text:style-name="P5">0ddd<text:span text:style-name="T3">3</text:span></text:p>
          </text:deletion>
        </text:changed-region>
        <text:changed-region xml:id="ct285639232" text:id="ct285639232">
          <text:deletion>
            <office:change-info>
              <dc:creator>Unknown Author</dc:creator>
              <dc:date>2013-01-25T09:28:00</dc:date>
            </office:change-info>
            <text:p text:style-name="P4">Footnotes:<text:line-break/><text:span text:style-name="T3">1 <text:s/></text:span>sss - <text:span text:style-name="T4">The 12-bit source alias field.</text:span><text:line-break/><text:span text:style-name="T3">2 </text:span><text:span text:style-name="T5"><text:s/></text:span><text:span text:style-name="T6">Quality - Producer and Consumer Identified messages are flagged with the validity of the reply.<text:line-break/></text:span><text:span text:style-name="T7">3 </text:span><text:span text:style-name="T6">0ddd - First two bytes of the data-part, representing the 12-bit destination Alias, the top 4 bits are zero. <text:s/></text:span></text:p>
          </text:deletion>
        </text:changed-region>
        <text:changed-region xml:id="ct458449936" text:id="ct458449936">
          <text:insertion>
            <office:change-info>
              <dc:creator>Unknown Author</dc:creator>
              <dc:date>2013-01-25T09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Introduction (Informative)</text:h>
      <text:p text:style-name="Standard">This specification describes the protocol for transporting OpenLCB datagrams via CAN segments.</text:p>
      <text:h text:style-name="Heading_20_1" text:outline-level="1">Intended Use (Informative)</text:h>
      <text:p text:style-name="Standard">The datagram transport protocol is intended to efficiently transfer small amounts (0-72 bytes) of data reliably between two OpenLCB nodes. <text:s/>It allows for management of overlapping independent transmissions.</text:p>
      <text:p text:style-name="Standard">The datagram transport protocol relies on the underlying OpenLCB message transport protocol for reliable sequenced communications.<text:change-start text:change-id="ct450729344"/></text:p>
      <text:p text:style-name="Standard">This document describes the required message formats for datagram transport. §4 gives an overview of th<text:change-end text:change-id="ct450729344"/><text:change-start text:change-id="ct450780784"/>e message types with an abstract numeric description intended as a normative guide to the construction of concrete message types over specific physical transport media. §§7–ff. describe in concrete detail the implementation of the datagram transport message formats for the <text:change-end text:change-id="ct450780784"/><text:change-start text:change-id="ct458468128"/>specific physical transport media that have been adopted as normative standards.<text:change-end text:change-id="ct458468128"/></text:p>
      <text:h text:style-name="Heading_20_1" text:outline-level="1">References and Context (Normative)</text:h>
      <text:p text:style-name="Standard">This specification is in the context of the following OpenLCB-CAN Specifications:</text:p>
      <text:p text:style-name="Standard">The OpenLCB Frame Transport Standard, which specifies the use and format of CAN frames for OpenLCB communications.</text:p>
      <text:p text:style-name="Standard">The OpenLCB Message Network Standard, which specifies the OpenLCB message transport mechanism.</text:p>
      <text:h text:style-name="Heading_20_1" text:outline-level="1">Message Formats (Normative)</text:h>
      <text:p text:style-name="Standard">In the following, the “Common MTI” column specifies the the MTI value to be used when communicating in OpenLCB common format. <text:change-start text:change-id="ct512003760"/>The Common MTI is an abstract numeric description intended as a normative guide to the construction of concrete message formats over specific <text:change-end text:change-id="ct512003760"/><text:change-start text:change-id="ct53620304"/>physical transport media.<text:change-end text:change-id="ct53620304"/> <text:change text:change-id="ct76695872"/><text:s text:c="2"/></text:p>
      <text:h text:style-name="Heading_20_2" text:outline-level="2"><text:soft-page-break/>Datagram Content</text:h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1">Name</text:p>
          </table:table-cell>
          <table:table-cell table:style-name="Table4.A1" office:value-type="string">
            <text:p text:style-name="P1">Dest ID</text:p>
          </table:table-cell>
          <table:table-cell table:style-name="Table4.A1" office:value-type="string">
            <text:p text:style-name="P1">Event ID</text:p>
          </table:table-cell>
          <table:table-cell table:style-name="Table4.A1" office:value-type="string">
            <text:p text:style-name="P1">Common<text:change-start text:change-id="ct458266096"/> MTI<text:change-end text:change-id="ct458266096"/><text:change text:change-id="ct283849664"/></text:p>
          </table:table-cell>
          <table:table-cell table:style-name="Table4.E1" office:value-type="string">
            <text:p text:style-name="P1">Data Content</text:p>
          </table:table-cell>
        </table:table-row>
        <table:table-row>
          <table:table-cell table:style-name="Table4.A2" office:value-type="string">
            <text:p text:style-name="Table_20_Contents">Datagram Content</text:p>
          </table:table-cell>
          <table:table-cell table:style-name="Table4.A2" office:value-type="string">
            <text:p text:style-name="P5">Y</text:p>
          </table:table-cell>
          <table:table-cell table:style-name="Table4.A2" office:value-type="string">
            <text:p text:style-name="P5">N</text:p>
          </table:table-cell>
          <table:table-cell table:style-name="Table4.A2" office:value-type="string">
            <text:p text:style-name="P5">0x1C48</text:p>
          </table:table-cell>
          <table:table-cell table:style-name="Table4.E2" office:value-type="string">
            <text:p text:style-name="P5">0-72 bytes</text:p>
          </table:table-cell>
        </table:table-row>
      </table:table>
      <text:p text:style-name="Standard"/>
      <text:h text:style-name="Heading_20_3" text:outline-level="3"><text:change text:change-id="ct524045264"/></text:h>
      <text:h text:style-name="Heading_20_2" text:outline-level="2"><text:soft-page-break/>Datagram Received OK</text:h>
      <text:p text:style-name="Standard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Dest ID</text:p>
          </table:table-cell>
          <table:table-cell table:style-name="Table2.A1" office:value-type="string">
            <text:p text:style-name="P1">Event ID</text:p>
          </table:table-cell>
          <table:table-cell table:style-name="Table2.A1" office:value-type="string">
            <text:p text:style-name="P1">Common<text:change-start text:change-id="ct285350720"/> MTI<text:change-end text:change-id="ct285350720"/><text:change text:change-id="ct300946112"/></text:p>
          </table:table-cell>
          <table:table-cell table:style-name="Table2.E1" office:value-type="string">
            <text:p text:style-name="P1">Data Content</text:p>
          </table:table-cell>
        </table:table-row>
        <table:table-row>
          <table:table-cell table:style-name="Table2.A2" office:value-type="string">
            <text:p text:style-name="Table_20_Contents">Datagram Received OK</text:p>
          </table:table-cell>
          <table:table-cell table:style-name="Table2.A2" office:value-type="string">
            <text:p text:style-name="P5">Y</text:p>
          </table:table-cell>
          <table:table-cell table:style-name="Table2.A2" office:value-type="string">
            <text:p text:style-name="P5">N</text:p>
          </table:table-cell>
          <table:table-cell table:style-name="Table2.A2" office:value-type="string">
            <text:p text:style-name="P5">0x0A28</text:p>
          </table:table-cell>
          <table:table-cell table:style-name="Table2.E2" office:value-type="string">
            <text:p text:style-name="P5"/>
          </table:table-cell>
        </table:table-row>
      </table:table>
      <text:p text:style-name="Standard"/>
      <text:h text:style-name="Heading_20_2" text:outline-level="2">Datagram Rejected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1">Name</text:p>
          </table:table-cell>
          <table:table-cell table:style-name="Table3.A1" office:value-type="string">
            <text:p text:style-name="P1">Dest ID</text:p>
          </table:table-cell>
          <table:table-cell table:style-name="Table3.A1" office:value-type="string">
            <text:p text:style-name="P1">Event ID</text:p>
          </table:table-cell>
          <table:table-cell table:style-name="Table3.A1" office:value-type="string">
            <text:p text:style-name="P1">Common<text:change-start text:change-id="ct283721648"/> MTI<text:change-end text:change-id="ct283721648"/><text:change text:change-id="ct283728240"/></text:p>
          </table:table-cell>
          <table:table-cell table:style-name="Table3.E1" office:value-type="string">
            <text:p text:style-name="P1">Data Content</text:p>
          </table:table-cell>
        </table:table-row>
        <table:table-row>
          <table:table-cell table:style-name="Table3.A2" office:value-type="string">
            <text:p text:style-name="Table_20_Contents">Datagram Rejected</text:p>
          </table:table-cell>
          <table:table-cell table:style-name="Table3.A2" office:value-type="string">
            <text:p text:style-name="P5">Y</text:p>
          </table:table-cell>
          <table:table-cell table:style-name="Table3.A2" office:value-type="string">
            <text:p text:style-name="P5">N</text:p>
          </table:table-cell>
          <table:table-cell table:style-name="Table3.A2" office:value-type="string">
            <text:p text:style-name="P5">0x0A48</text:p>
          </table:table-cell>
          <table:table-cell table:style-name="Table3.E2" office:value-type="string">
            <text:p text:style-name="P5">Error Code</text:p>
          </table:table-cell>
        </table:table-row>
      </table:table>
      <text:p text:style-name="Standard"/>
      <text:p text:style-name="Standard">Nodes must accept and process Datagram Rejected messages that do not contain a full data code. Missing error code bits are to be interpreted as zero.</text:p>
      <text:h text:style-name="Heading_20_3" text:outline-level="3">Error Codes</text:h>
      <text:p text:style-name="Standard">The Error Code field contains 16 bits. <text:s/>The following bits are independent flags:</text:p>
      <text:list xml:id="list9022796857024148306" text:style-name="L2">
        <text:list-item>
          <text:p text:style-name="P21">0x1000 Permanent error – The received datagram will always invoke the same error</text:p>
        </text:list-item>
        <text:list-item>
          <text:p text:style-name="P21">0x2000 Resend OK – The error condition may be cleared, so a resend of the original datagram can be attempted</text:p>
        </text:list-item>
        <text:list-item>
          <text:p text:style-name="P21">0x4000 Transport error – The error could have been due to a failure in message/frame transport</text:p>
        </text:list-item>
      </text:list>
      <text:p text:style-name="Standard">Specific values for the 16-bit field:</text:p>
      <text:list xml:id="list3052246269692992049" text:style-name="L3">
        <text:list-item>
          <text:p text:style-name="P22">0x1020 – Permanent error, source not permitted – this node will not accept datagrams of this type from the transmitting node</text:p>
        </text:list-item>
        <text:list-item>
          <text:p text:style-name="P22">0x1040 – Permanent error, datagrams not accepted – this node will not accept datagrams of this type from any node</text:p>
        </text:list-item>
        <text:list-item>
          <text:p text:style-name="P22">0x2000 – Temporary condition, please resend – some temporary condition in the receiving node prevented receiving the datagram, but there's reason to believe a resend will succeed.</text:p>
        </text:list-item>
        <text:list-item>
          <text:p text:style-name="P22">0x6000 – Transport error, please resend – some temporary condition, possibly in the transport layer, prevented receiving the datagram, but there's reason to believe a resend will succeed.</text:p>
        </text:list-item>
      </text:list>
      <text:p text:style-name="Standard">Nodes may, but are not required to, use the low five bits of the error code field to define specific error codes in concert with independent flag bits defined above. </text:p>
      <text:p text:style-name="Standard"><text:soft-page-break/>All other bits and bit combinations are reserved.</text:p>
      <text:h text:style-name="Heading_20_1" text:outline-level="1">States (Normative)</text:h>
      <text:p text:style-name="Standard">The common OpenLCB datagram protocol has no formal states.</text:p>
      <text:p text:style-name="Standard">A node implementing the OpenLCB-CAN protocol must maintain a Datagram-started state for each datagram that it is receiving as a sequence of frames. If the node receives multiple overlapping datagrams, the states must be independent.</text:p>
      <text:h text:style-name="Heading_20_1" text:outline-level="1">Interactions (Normative)</text:h>
      <text:h text:style-name="Heading_20_2" text:outline-level="2">Normal Transmission</text:h>
      <text:p text:style-name="Standard">Normal transmission consists of the transmitting node sending a Datagram Content message to the receiving node, followed by the receiving node sending a Datagram Received OK message to the transmitting node. The receiving node shall send either a Datagram Received OK or Datagram Rejected message in reply.</text:p>
      <text:h text:style-name="Heading_20_3" text:outline-level="3"><text:change text:change-id="ct512345728"/></text:h>
      <text:h text:style-name="Heading_20_2" text:outline-level="2">Rejected Transmission</text:h>
      <text:p text:style-name="Standard">After the transmitting node sends a Datagram Content message to the receiving node, the receiving node may send a Datagram Rejected message to the transmitting node. The receiving node shall send either a Datagram Received OK or Datagram Rejected message in reply.</text:p>
      <text:p text:style-name="Standard">If a receiving node receives a 2<text:span text:style-name="T3">nd</text:span> Datagram Content message before sending a reply to the the 1<text:span text:style-name="T3">st</text:span> Datagram Content message, it may, but is not required to, reject the 2<text:span text:style-name="T3">nd</text:span> Datagram by sending a Datagram Rejected message with the <text:change text:change-id="ct282294480"/><text:change-start text:change-id="ct506407008"/>Transport error and Resend OK<text:change-end text:change-id="ct506407008"/> error flag bit<text:change-start text:change-id="ct53516928"/>s<text:change-end text:change-id="ct53516928"/> set.</text:p>
      <text:p text:style-name="Standard">Upon receipt of a Datagram Rejected message with the Resend<text:change-start text:change-id="ct512589712"/> <text:change-end text:change-id="ct512589712"/><text:change text:change-id="ct54277824"/>OK bit sent, the original transmitting node may resend the same Datagram Content message, or may abandon the transmission attempt.</text:p>
      <text:p text:style-name="Standard">Upon receipt of a Datagram Rejected message with the Resend<text:change-start text:change-id="ct285336112"/> <text:change-end text:change-id="ct285336112"/><text:change text:change-id="ct512283472"/>OK bit resent, the original transmitting node shall abandon the transmission attempt and not resend the original Datagram Content message.</text:p>
      <text:h text:style-name="Heading_20_3" text:outline-level="3"><text:change text:change-id="ct511919392"/></text:h>
      <text:h text:style-name="Heading_20_1" text:outline-level="1"><text:change-start text:change-id="ct283468752"/><text:soft-page-break/>Adaptation to CAN Transport</text:h>
      <text:p text:style-name="Standard">Due to the limitations of CAN, namely a 29-bit header and 8-byte data-part, the format of CAN Event <text:s/>messages have been adapted, as per the following table. <text:s/><text:change-end text:change-id="ct283468752"/></text:p>
      <table:table table:name="CanTransport" table:style-name="CanTransport">
        <table:table-column table:style-name="CanTransport.A"/>
        <table:table-column table:style-name="CanTransport.B" table:number-columns-repeated="2"/>
        <table:table-column table:style-name="CanTransport.D"/>
        <table:table-column table:style-name="CanTransport.E"/>
        <table:table-header-rows>
          <table:table-row>
            <table:table-cell table:style-name="CanTransport.A1" office:value-type="string">
              <text:p text:style-name="Table_20_Heading"><text:change-start text:change-id="ct458462016"/>Name<text:change-end text:change-id="ct458462016"/></text:p>
            </table:table-cell>
            <table:table-cell table:style-name="CanTransport.A1" office:value-type="string">
              <text:p text:style-name="P31"><text:change-start text:change-id="ct283590496"/>Dest ID<text:change-end text:change-id="ct283590496"/></text:p>
            </table:table-cell>
            <table:table-cell table:style-name="CanTransport.A1" office:value-type="string">
              <text:p text:style-name="P31"><text:change-start text:change-id="ct458714944"/>Event ID<text:change-end text:change-id="ct458714944"/></text:p>
            </table:table-cell>
            <table:table-cell table:style-name="CanTransport.A1" office:value-type="string">
              <text:p text:style-name="P31"><text:change-start text:change-id="ct458278704"/>Header Format<text:change-end text:change-id="ct458278704"/></text:p>
            </table:table-cell>
            <table:table-cell table:style-name="CanTransport.E1" office:value-type="string">
              <text:p text:style-name="P31"><text:change-start text:change-id="ct458261152"/>Data-part Content<text:change-end text:change-id="ct458261152"/></text:p>
            </table:table-cell>
          </table:table-row>
        </table:table-header-rows>
        <table:table-row>
          <table:table-cell table:style-name="CanTransport.A2" office:value-type="string">
            <text:p text:style-name="Table_20_Contents"><text:change-start text:change-id="ct53575040"/>Datagram Content<text:change-end text:change-id="ct53575040"/></text:p>
          </table:table-cell>
          <table:table-cell table:style-name="CanTransport.A2" office:value-type="string">
            <text:p text:style-name="P5"><text:change-start text:change-id="ct458245136"/>Y<text:change-end text:change-id="ct458245136"/></text:p>
          </table:table-cell>
          <table:table-cell table:style-name="CanTransport.A2" office:value-type="string">
            <text:p text:style-name="P5"><text:change-start text:change-id="ct458246832"/>N<text:change-end text:change-id="ct458246832"/></text:p>
          </table:table-cell>
          <table:table-cell table:style-name="CanTransport.A2" office:value-type="string">
            <text:p text:style-name="P5"><text:change-start text:change-id="ct53586400"/>0x1Add,dsss<text:note text:id="ftn0" text:note-class="footnote"><text:note-citation>1</text:note-citation><text:note-body><text:p text:style-name="Footnote"><text:change-start text:change-id="ct299084144"/>sss —The 12-bit source alias field <text:change-end text:change-id="ct299084144"/></text:p></text:note-body></text:note> — Single<text:change-end text:change-id="ct53586400"/><text:change-start text:change-id="ct524068336"/><text:note text:id="ftn1" text:note-class="footnote"><text:note-citation>2</text:note-citation><text:note-body><text:p text:style-name="Footnote"><text:change-start text:change-id="ct283412144"/>Quality — Because CAN frames are limited to 8 bytes, datagrams larger than 8 bytes must be broken up among multiple messages. Thus, four distinct message types are defined to aid in flow control.<text:change-end text:change-id="ct283412144"/></text:p></text:note-body></text:note><text:change-end text:change-id="ct524068336"/><text:change-start text:change-id="ct283448320"/></text:p>
            <text:p text:style-name="P5">0x1Bdd,dsss — First</text:p>
            <text:p text:style-name="P5">0x1Cdd,dsss — Middle</text:p>
            <text:p text:style-name="P5">0x1Ddd,dsss — Last<text:change-end text:change-id="ct283448320"/></text:p>
          </table:table-cell>
          <table:table-cell table:style-name="CanTransport.E2" office:value-type="string">
            <text:p text:style-name="P5"><text:change-start text:change-id="ct283729296"/>0–8 bytes<text:change-end text:change-id="ct283729296"/></text:p>
          </table:table-cell>
        </table:table-row>
        <table:table-row>
          <table:table-cell table:style-name="CanTransport.A2" office:value-type="string">
            <text:p text:style-name="Table_20_Contents"><text:change-start text:change-id="ct459244832"/>Datagram Received OK<text:change-end text:change-id="ct459244832"/></text:p>
          </table:table-cell>
          <table:table-cell table:style-name="CanTransport.A2" office:value-type="string">
            <text:p text:style-name="P5"><text:change-start text:change-id="ct286074768"/>Y<text:change-end text:change-id="ct286074768"/></text:p>
          </table:table-cell>
          <table:table-cell table:style-name="CanTransport.A2" office:value-type="string">
            <text:p text:style-name="P5"><text:change-start text:change-id="ct270769904"/>N<text:change-end text:change-id="ct270769904"/></text:p>
          </table:table-cell>
          <table:table-cell table:style-name="CanTransport.A2" office:value-type="string">
            <text:p text:style-name="P5"><text:change-start text:change-id="ct300946416"/>0x19A2,8sss fddd<text:change-end text:change-id="ct300946416"/><text:change-start text:change-id="ct283736928"/><text:note text:id="ftn2" text:note-class="footnote"><text:note-citation>3</text:note-citation><text:note-body><text:p text:style-name="Footnote"><text:change-start text:change-id="ct505431904"/>0ddd — First two bytes of the data-part, representing the 12-bit destination Alias, the top 4 bits are zero. <text:change-end text:change-id="ct505431904"/></text:p></text:note-body></text:note><text:change-end text:change-id="ct283736928"/></text:p>
          </table:table-cell>
          <table:table-cell table:style-name="CanTransport.E2" office:value-type="string">
            <text:p text:style-name="P5"/>
          </table:table-cell>
        </table:table-row>
        <table:table-row>
          <table:table-cell table:style-name="CanTransport.A2" office:value-type="string">
            <text:p text:style-name="Table_20_Contents"><text:change-start text:change-id="ct523346160"/>Datagram Rejected<text:change-end text:change-id="ct523346160"/></text:p>
          </table:table-cell>
          <table:table-cell table:style-name="CanTransport.A2" office:value-type="string">
            <text:p text:style-name="P5"><text:change-start text:change-id="ct458284192"/>Y<text:change-end text:change-id="ct458284192"/></text:p>
          </table:table-cell>
          <table:table-cell table:style-name="CanTransport.A2" office:value-type="string">
            <text:p text:style-name="P5"><text:change-start text:change-id="ct449968640"/>N<text:change-end text:change-id="ct449968640"/></text:p>
          </table:table-cell>
          <table:table-cell table:style-name="CanTransport.A2" office:value-type="string">
            <text:p text:style-name="P5"><text:change-start text:change-id="ct458723024"/>0x19A4,8sss fddd<text:change-end text:change-id="ct458723024"/></text:p>
          </table:table-cell>
          <table:table-cell table:style-name="CanTransport.E2" office:value-type="string">
            <text:p text:style-name="P5"><text:change-start text:change-id="ct270837680"/>Error Code<text:change-end text:change-id="ct270837680"/></text:p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"><text:change text:change-id="ct450291696"/></text:p>
          </table:table-cell>
          <table:table-cell table:style-name="Table9.A1" office:value-type="string">
            <text:p text:style-name="P1"><text:change text:change-id="ct285424592"/></text:p>
          </table:table-cell>
          <table:table-cell table:style-name="Table9.A1" office:value-type="string">
            <text:p text:style-name="P1"><text:change text:change-id="ct286238256"/></text:p>
          </table:table-cell>
          <table:table-cell table:style-name="Table9.A1" office:value-type="string">
            <text:p text:style-name="P1"><text:change text:change-id="ct299093280"/></text:p>
          </table:table-cell>
          <table:table-cell table:style-name="Table9.F1" office:value-type="string">
            <text:p text:style-name="P1"><text:change text:change-id="ct286156560"/></text:p>
          </table:table-cell>
        </table:table-row>
        <table:table-row>
          <table:table-cell table:style-name="Table9.A2" office:value-type="string">
            <text:p text:style-name="P4"><text:change text:change-id="ct285731488"/></text:p>
          </table:table-cell>
          <table:table-cell table:style-name="Table9.A2" office:value-type="string">
            <text:p text:style-name="P5"><text:change text:change-id="ct450376160"/></text:p>
          </table:table-cell>
          <table:table-cell table:style-name="Table9.A2" office:value-type="string">
            <text:p text:style-name="P5"><text:change text:change-id="ct286179872"/></text:p>
          </table:table-cell>
          <table:table-cell table:style-name="Table9.A2" office:value-type="string">
            <text:p text:style-name="P5"><text:change text:change-id="ct299081152"/></text:p>
          </table:table-cell>
          <table:table-cell table:style-name="Table9.A2" office:value-type="string">
            <text:p text:style-name="P5"><text:change text:change-id="ct286225424"/><text:span text:style-name="T2"/></text:p>
          </table:table-cell>
          <table:table-cell table:style-name="Table9.F2" office:value-type="string">
            <text:p text:style-name="P5"><text:change text:change-id="ct450667824"/></text:p>
          </table:table-cell>
        </table:table-row>
        <table:table-row>
          <table:table-cell table:style-name="Table9.A2" office:value-type="string">
            <text:p text:style-name="P4"><text:change text:change-id="ct286209152"/></text:p>
          </table:table-cell>
          <table:table-cell table:style-name="Table9.A2" office:value-type="string">
            <text:p text:style-name="P5"><text:change text:change-id="ct285363840"/></text:p>
          </table:table-cell>
          <table:table-cell table:style-name="Table9.A2" office:value-type="string">
            <text:p text:style-name="P5"><text:change text:change-id="ct299105680"/></text:p>
          </table:table-cell>
          <table:table-cell table:style-name="Table9.A2" office:value-type="string">
            <text:p text:style-name="P5"><text:change text:change-id="ct450639792"/></text:p>
          </table:table-cell>
          <table:table-cell table:style-name="Table9.A2" office:value-type="string">
            <text:p text:style-name="P5"><text:change text:change-id="ct299093152"/></text:p>
          </table:table-cell>
          <table:table-cell table:style-name="Table9.F2" office:value-type="string">
            <text:p text:style-name="P5"><text:change text:change-id="ct285411424"/></text:p>
          </table:table-cell>
        </table:table-row>
        <table:table-row>
          <table:table-cell table:style-name="Table9.A2" office:value-type="string">
            <text:p text:style-name="P4"><text:change text:change-id="ct285297616"/></text:p>
          </table:table-cell>
          <table:table-cell table:style-name="Table9.A2" office:value-type="string">
            <text:p text:style-name="P5"><text:change text:change-id="ct286035888"/></text:p>
          </table:table-cell>
          <table:table-cell table:style-name="Table9.A2" office:value-type="string">
            <text:p text:style-name="P5"><text:change text:change-id="ct450582256"/></text:p>
          </table:table-cell>
          <table:table-cell table:style-name="Table9.A2" office:value-type="string">
            <text:p text:style-name="P5"><text:change text:change-id="ct286031920"/></text:p>
          </table:table-cell>
          <table:table-cell table:style-name="Table9.A2" office:value-type="string">
            <text:p text:style-name="P4"><text:change text:change-id="ct450567632"/></text:p>
          </table:table-cell>
          <table:table-cell table:style-name="Table9.F2" office:value-type="string">
            <text:p text:style-name="P5"><text:change text:change-id="ct299128128"/></text:p>
          </table:table-cell>
        </table:table-row>
        <text:soft-page-break/>
        <table:table-row>
          <table:table-cell table:style-name="Table9.A2" office:value-type="string">
            <text:p text:style-name="P4"><text:change text:change-id="ct286056960"/></text:p>
          </table:table-cell>
          <table:table-cell table:style-name="Table9.A2" office:value-type="string">
            <text:p text:style-name="P5"><text:change text:change-id="ct286035296"/></text:p>
          </table:table-cell>
          <table:table-cell table:style-name="Table9.A2" office:value-type="string">
            <text:p text:style-name="P5"><text:change text:change-id="ct285733104"/></text:p>
          </table:table-cell>
          <table:table-cell table:style-name="Table9.A2" office:value-type="string">
            <text:p text:style-name="P5"><text:change text:change-id="ct285606400"/></text:p>
          </table:table-cell>
          <table:table-cell table:style-name="Table9.A2" office:value-type="string">
            <text:p text:style-name="P5"><text:change text:change-id="ct299194288"/></text:p>
          </table:table-cell>
          <table:table-cell table:style-name="Table9.F2" office:value-type="string">
            <text:p text:style-name="P6"><text:change text:change-id="ct286155072"/></text:p>
          </table:table-cell>
        </table:table-row>
        <table:table-row>
          <table:table-cell table:style-name="Table9.A2" office:value-type="string">
            <text:p text:style-name="P4"><text:change text:change-id="ct299237696"/></text:p>
          </table:table-cell>
          <table:table-cell table:style-name="Table9.A2" office:value-type="string">
            <text:p text:style-name="P5"><text:change text:change-id="ct299116864"/></text:p>
          </table:table-cell>
          <table:table-cell table:style-name="Table9.A2" office:value-type="string">
            <text:p text:style-name="P5"><text:change text:change-id="ct285599280"/></text:p>
          </table:table-cell>
          <table:table-cell table:style-name="Table9.A2" office:value-type="string">
            <text:p text:style-name="P5"><text:change text:change-id="ct450630688"/></text:p>
          </table:table-cell>
          <table:table-cell table:style-name="Table9.A2" office:value-type="string">
            <text:p text:style-name="P5"><text:change text:change-id="ct450731888"/></text:p>
          </table:table-cell>
          <table:table-cell table:style-name="Table9.F2" office:value-type="string">
            <text:p text:style-name="P5"><text:change text:change-id="ct285270736"/></text:p>
          </table:table-cell>
        </table:table-row>
        <table:table-row>
          <table:table-cell table:style-name="Table9.A2" office:value-type="string">
            <text:p text:style-name="P4"><text:change text:change-id="ct449995360"/></text:p>
          </table:table-cell>
          <table:table-cell table:style-name="Table9.A2" office:value-type="string">
            <text:p text:style-name="P5"><text:change text:change-id="ct285405552"/></text:p>
          </table:table-cell>
          <table:table-cell table:style-name="Table9.A2" office:value-type="string">
            <text:p text:style-name="P5"><text:change text:change-id="ct286156912"/></text:p>
          </table:table-cell>
          <table:table-cell table:style-name="Table9.A2" office:value-type="string">
            <text:p text:style-name="P5"><text:change text:change-id="ct285536640"/></text:p>
          </table:table-cell>
          <table:table-cell table:style-name="Table9.A2" office:value-type="string">
            <text:p text:style-name="P4"><text:change text:change-id="ct77196288"/></text:p>
          </table:table-cell>
          <table:table-cell table:style-name="Table9.F2" office:value-type="string">
            <text:p text:style-name="P5"><text:change text:change-id="ct449953024"/></text:p>
          </table:table-cell>
        </table:table-row>
        <table:table-row>
          <table:table-cell table:style-name="Table9.A2" office:value-type="string">
            <text:p text:style-name="P4"><text:change text:change-id="ct450013888"/></text:p>
          </table:table-cell>
          <table:table-cell table:style-name="Table9.A2" office:value-type="string">
            <text:p text:style-name="P5"><text:change text:change-id="ct286013648"/></text:p>
          </table:table-cell>
          <table:table-cell table:style-name="Table9.A2" office:value-type="string">
            <text:p text:style-name="P5"><text:change text:change-id="ct76635008"/></text:p>
          </table:table-cell>
          <table:table-cell table:style-name="Table9.A2" office:value-type="string">
            <text:p text:style-name="P5"><text:change text:change-id="ct285729840"/></text:p>
          </table:table-cell>
          <table:table-cell table:style-name="Table9.A2" office:value-type="string">
            <text:p text:style-name="P5"><text:change text:change-id="ct450356816"/></text:p>
          </table:table-cell>
          <table:table-cell table:style-name="Table9.F2" office:value-type="string">
            <text:p text:style-name="P6"><text:change text:change-id="ct450793360"/></text:p>
          </table:table-cell>
        </table:table-row>
        <table:table-row>
          <table:table-cell table:style-name="Table9.A2" table:number-rows-spanned="2" office:value-type="string">
            <text:p text:style-name="P4"><text:change text:change-id="ct286188656"/></text:p>
          </table:table-cell>
          <table:table-cell table:style-name="Table9.A2" office:value-type="string">
            <text:p text:style-name="P5"><text:change text:change-id="ct450370992"/></text:p>
          </table:table-cell>
          <table:table-cell table:style-name="Table9.A2" office:value-type="string">
            <text:p text:style-name="P5"><text:change text:change-id="ct285563776"/></text:p>
          </table:table-cell>
          <table:table-cell table:style-name="Table9.A2" office:value-type="string">
            <text:p text:style-name="P5"><text:change text:change-id="ct76775664"/></text:p>
          </table:table-cell>
          <table:table-cell table:style-name="Table9.A2" office:value-type="string">
            <text:p text:style-name="P5"><text:change text:change-id="ct285649328"/></text:p>
          </table:table-cell>
          <table:table-cell table:style-name="Table9.F2" office:value-type="string">
            <text:p text:style-name="Table_20_Contents"/>
          </table:table-cell>
        </table:table-row>
        <table:table-row>
          <table:covered-table-cell/>
          <table:table-cell table:style-name="Table9.A2" office:value-type="string">
            <text:p text:style-name="P5"><text:change text:change-id="ct285627824"/></text:p>
          </table:table-cell>
          <table:table-cell table:style-name="Table9.A2" office:value-type="string">
            <text:p text:style-name="P5"><text:change text:change-id="ct285954528"/></text:p>
          </table:table-cell>
          <table:table-cell table:style-name="Table9.A2" office:value-type="string">
            <text:p text:style-name="P7"><text:change text:change-id="ct285648288"/></text:p>
          </table:table-cell>
          <table:table-cell table:style-name="Table9.A2" office:value-type="string">
            <text:p text:style-name="P5"><text:change text:change-id="ct450777264"/></text:p>
          </table:table-cell>
          <table:table-cell table:style-name="Table9.F2" office:value-type="string">
            <text:p text:style-name="P5"><text:change text:change-id="ct285349664"/><text:span text:style-name="T3"/></text:p>
          </table:table-cell>
        </table:table-row>
        <table:table-row>
          <table:table-cell table:style-name="Table9.F2" table:number-columns-spanned="6" office:value-type="string">
            <text:p text:style-name="P4"><text:change text:change-id="ct285639232"/><text:span text:style-name="T6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change-start text:change-id="ct458449936"/></text:p>
      <text:h text:style-name="Heading_20_2" text:outline-level="2">Interactions</text:h>
      <text:h text:style-name="Heading_20_3" text:outline-level="3">Normal Transmission</text:h>
      <text:p text:style-name="Standard">Normal transmission of a datagram over CAN consists of the transmitting node sending the Datagram Content message using one of two sequences of Datagram frames:</text:p>
      <text:list xml:id="list1683429819" text:continue-list="list2143883354" text:style-name="L1">
        <text:list-item>
          <text:p text:style-name="P3">One Datagram Content Single Frame</text:p>
        </text:list-item>
        <text:list-item>
          <text:p text:style-name="P3">One Datagram Content First Frame, followed by zero or more Datagram Content Middle Frame, followed by one Datagram Content Last Frame</text:p>
        </text:list-item>
      </text:list>
      <text:p text:style-name="Table_20_Contents">A receiving node receiving either of the above sequences shall send either a Datagram Received OK or Datagram Rejected message in reply.</text:p>
      <text:h text:style-name="Heading_20_2" text:outline-level="2">Rejected Transmission</text:h>
      <text:p text:style-name="Standard">If a receiving node receives a sequence of Datagram frames other than one of</text:p>
      <text:list xml:id="list224447215" text:continue-numbering="true" text:style-name="L1">
        <text:list-item>
          <text:p text:style-name="P3">One Datagram Content Single Frame</text:p>
        </text:list-item>
        <text:list-item>
          <text:p text:style-name="P3">One Datagram Content First Frame, followed by zero or more Datagram Content Middle Frame, followed by one Datagram Content Last Frame</text:p>
        </text:list-item>
      </text:list>
      <text:p text:style-name="Table_20_Contents"><text:soft-page-break/>the receiving node shall send a Datagram Rejected message with the Transport error and Resend OK bits set.<text:change-end text:change-id="ct45844993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8"><text:s/>1 Introduction (Informative)<text:tab/>1</text:p>
          <text:p text:style-name="P18"><text:s/>2 Intended Use (Informative)<text:tab/>1</text:p>
          <text:p text:style-name="P18"><text:s/>3 References and Context (Normative)<text:tab/>1</text:p>
          <text:p text:style-name="P18"><text:s/>4 Message Formats (Normative)<text:tab/>1</text:p>
          <text:p text:style-name="P19"><text:s/>4.1 Datagram Content<text:tab/>1</text:p>
          <text:p text:style-name="P20"><text:s/>4.1.1 CAN-Datagram Content Single Frame<text:tab/>2</text:p>
          <text:p text:style-name="P20"><text:s/>4.1.2 CAN-Datagram Content First Frame<text:tab/>2</text:p>
          <text:p text:style-name="P20"><text:s/>4.1.3 CAN-Datagram Content Middle Frame<text:tab/>2</text:p>
          <text:p text:style-name="P20"><text:s/>4.1.4 CAN Datagram Content Last Frame<text:tab/>2</text:p>
          <text:p text:style-name="P19"><text:s/>4.2 Datagram Received OK<text:tab/>2</text:p>
          <text:p text:style-name="P19"><text:s/>4.3 Datagram Rejected<text:tab/>3</text:p>
          <text:p text:style-name="P20"><text:s/>4.3.1 Error Codes<text:tab/>3</text:p>
          <text:p text:style-name="P18"><text:s/>5 States (Normative)<text:tab/>4</text:p>
          <text:p text:style-name="P18"><text:s/>6 Interactions (Normative)<text:tab/>4</text:p>
          <text:p text:style-name="P19"><text:s/>6.1 Normal Transmission<text:tab/>4</text:p>
          <text:p text:style-name="P20"><text:s/>6.1.1 CAN Protocol<text:tab/>4</text:p>
          <text:p text:style-name="P19"><text:s/>6.2 Rejected Transmission<text:tab/>4</text:p>
          <text:p text:style-name="P20"><text:s/>6.2.1 CAN Protocol<text:tab/>4</text:p>
        </text:index-body>
      </text:table-of-conten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6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mirror-horizontal="false" draw:mirror-vertical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Datagram Transport Standard</text:p>
      </style:header>
      <style:footer>
        <text:p text:style-name="MP4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7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3-01-25T09:39:22">1/25/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7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-CAN Datagram Transport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1-25T09:39:22">Jan 25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7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3-01-25T09:39:22">1/25/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-CAN Datagram Transport Standard</dc:title>
    <meta:initial-creator>Alex Shepherd</meta:initial-creator>
    <meta:creation-date>2009-01-22T07:11:27</meta:creation-date>
    <meta:editing-cycles>90</meta:editing-cycles>
    <meta:editing-duration>PT14H5M43S</meta:editing-duration>
    <meta:generator>OpenOffice.org/3.4.1$Unix OpenOffice.org_project/341m1$Build-9593</meta:generator>
    <dc:date>2013-01-25T09:39:22</dc:date>
    <meta:keyword>OpenLCB-CAN Datagram Transport</meta:keyword>
    <meta:document-statistic meta:table-count="10" meta:image-count="1" meta:object-count="0" meta:page-count="7" meta:paragraph-count="269" meta:word-count="1596" meta:character-count="9803"/>
    <meta:user-defined meta:name="Info 1"/>
    <meta:user-defined meta:name="Info 2"/>
    <meta:user-defined meta:name="Info 3"/>
    <meta:user-defined meta:name="Info 4"/>
  </office:meta>
</office:document-meta>
</file>